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3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8080"/>
      <style:text-properties fo:color="#0000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1013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8" office:value-type="string">
            <text:p>union</text:p>
          </table:table-cell>
          <table:table-cell table:style-name="ce6" office:value-type="string">
            <text:p>uni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office:value-type="string">
            <text:p>-</text:p>
          </table:table-cell>
          <table:table-cell table:style-name="ce7" table:number-columns-repeated="2"/>
          <table:table-cell office:value-type="string">
            <text:p>subtract</text:p>
          </table:table-cell>
          <table:table-cell table:style-name="ce7"/>
          <table:table-cell office:value-type="string">
            <text:p>subtrac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office:value-type="string">
            <text:p>&lt;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office:value-type="string">
            <text:p>&l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1021"/>
        </table:table-row>
      </table:table>
      <table:table table:name="Construc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office:value-type="string">
            <text:p>missing c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1020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1021"/>
        </table:table-row>
      </table:table>
      <table:table table:name="PDB Issues" table:style-name="ta1" table:print="false">
        <table:table-column table:style-name="co8" table:default-cell-style-name="ce2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8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1019"/>
        </table:table-row>
        <table:table-row table:style-name="ro2">
          <table:table-cell table:style-name="ce9"/>
          <table:table-cell table:style-name="ce9" office:value-type="string">
            <text:p>list</text:p>
          </table:table-cell>
          <table:table-cell table:style-name="ce9" table:number-columns-repeated="1022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length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9" office:value-type="string">
            <text:p>map</text:p>
          </table:table-cell>
          <table:table-cell table:style-name="ce9" table:number-columns-repeated="1022"/>
        </table:table-row>
        <table:table-row table:style-name="ro1">
          <table:table-cell table:style-name="ce10"/>
          <table:table-cell/>
          <table:table-cell office:value-type="string">
            <text:p><text:s/>+ (union)</text:p>
          </table:table-cell>
          <table:table-cell office:value-type="string">
            <text:p>union(IMap)</text:p>
          </table:table-cell>
          <table:table-cell table:number-columns-repeated="1020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subtract(IMap)</text:p>
          </table:table-cell>
          <table:table-cell table:number-columns-repeated="1020"/>
        </table:table-row>
        <table:table-row table:style-name="ro1">
          <table:table-cell table:style-name="ce10"/>
          <table:table-cell/>
          <table:table-cell office:value-type="string">
            <text:p>&amp; (intersection)</text:p>
          </table:table-cell>
          <table:table-cell office:value-type="string">
            <text:p>intersect(IMap)</text:p>
          </table:table-cell>
          <table:table-cell table:number-columns-repeated="102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subset (IMap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9" office:value-type="string">
            <text:p>set</text:p>
          </table:table-cell>
          <table:table-cell table:style-name="ce9" table:number-columns-repeated="1022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102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subset (ISe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 office:value-type="string">
            <text:p>nu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9" office:value-type="string">
            <text:p>relation</text:p>
          </table:table-cell>
          <table:table-cell table:style-name="ce9" table:number-columns-repeated="1022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1019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subset (ISet)</text:p>
          </table:table-cell>
          <table:table-cell office:value-type="string">
            <text:p>ide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ide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1020"/>
        </table:table-row>
        <table:table-row table:style-name="ro1">
          <table:table-cell table:style-name="ce10"/>
          <table:table-cell/>
          <table:table-cell office:value-type="string">
            <text:p>* (reflex. Trans. Closure)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11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2T21:56:44</meta:creation-date>
    <dc:date>2008-11-24T11:21:45</dc:date>
    <meta:editing-duration>PT01H26M03S</meta:editing-duration>
    <meta:editing-cycles>3</meta:editing-cycles>
    <meta:generator>OpenOffice.org/3.0$Linux OpenOffice.org_project/300m9$Build-9358</meta:generator>
    <meta:document-statistic meta:table-count="3" meta:cell-count="789" meta:object-count="0"/>
    <meta:user-defined meta:name="Info 1"/>
    <meta:user-defined meta:name="Info 2"/>
    <meta:user-defined meta:name="Info 3"/>
    <meta:user-defined meta:name="Info 4"/>
  </office:meta>
</office:document-meta>
</file>